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068b29" officeooo:paragraph-rsid="00068b2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09d51a" officeooo:paragraph-rsid="0009d51a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68b29" officeooo:paragraph-rsid="00068b29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officeooo:rsid="00068b29" officeooo:paragraph-rsid="00068b29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068b29" officeooo:paragraph-rsid="00068b29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0b5694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0b5694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0b5694" style:font-size-asian="10pt" style:font-size-complex="10pt"/>
    </style:style>
    <style:style style:name="T1" style:family="text">
      <style:text-properties officeooo:rsid="000b5694"/>
    </style:style>
    <style:style style:name="T2" style:family="text">
      <style:text-properties style:font-name="Liberation 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T Module « Internet »</text:p>
      <text:p text:style-name="P2">Introduction</text:p>
      <text:p text:style-name="P3"/>
      <text:p text:style-name="P5">Que se passe-t-il lorsque vous tapez dans la barre d'adresse de votre navigateur «http://www.google.fr» ? Votre ordinateur va chercher à entrer en communication avec un autre ordinateur se trouvant probablement à des milliers de kilomètres de chez vous. Pour pouvoir établir cette communication, il faut bien sûr que les 2 ordinateurs soient « reliés ». On dira que nos 2 ordinateurs sont en réseau. Il existe énormément de réseaux (la plupart des ordinateurs du lycée sont en « réseau »), certains réseaux sont reliés à d'autres réseaux qui sont eux-mêmes reliés à d'autres réseaux... ce qui forme « des réseaux de réseaux de réseaux...». Savez-vous comment on appelle cet assemblage multiple de réseaux ? Internet !</text:p>
      <text:p text:style-name="P7">L'idée de relier des réseaux d'ordinateurs à d'autres réseaux d'ordinateurs date du début des années 70 avec le projet ARPAnet qui est, avec juste raison, considér<text:span text:style-name="T1">é</text:span> comme l'ancêtre d'internet.</text:p>
      <text:p text:style-name="P7">Afin de pouvoir s'identifier, tout ordinateur possède une adresse sur un réseau : son adresse IP.</text:p>
      <text:p text:style-name="P6">C'est grâce à cette adresse que les différents ordinateurs peuvent s'identifier sur un réseau.</text:p>
      <text:p text:style-name="P6">Une adresse IP est de la forme "74.125.133.94" (cette adresse IP correspond au serveur de google "google.fr")</text:p>
      <text:p text:style-name="P6">Les adresses IP sont de la forme : "a.b.c.d", avec a, b, c et d compris entre 0 et 255.</text:p>
      <text:p text:style-name="P7">N.B. Une autre norme est en train d'être déployée, la norme IPV6 (alors que les adresses IP vues ci-dessus appartiennent à la norme IPV4). Pourquoi cette nouvelle norme ? Parce qu' avec le système IPV4, il risque, dans les prochaines années, de manquer d'adresses IP disponibles sur interne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12:46.791838314</meta:creation-date>
    <dc:date>2018-10-27T10:58:58.367437075</dc:date>
    <meta:editing-duration>PT24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66" meta:character-count="1623" meta:non-whitespace-character-count="1366"/>
  </office:meta>
</office:document-meta>
</file>